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style:font-name="Courier New" fo:font-size="8pt" officeooo:rsid="001b244d" officeooo:paragraph-rsid="001b244d" style:font-size-asian="8pt" style:font-size-complex="8pt"/>
    </style:style>
    <style:style style:name="P2" style:family="paragraph" style:parent-style-name="Preformatted_20_Text">
      <style:paragraph-properties fo:background-color="#94bd5e">
        <style:background-image/>
      </style:paragraph-properties>
      <style:text-properties style:font-name="Courier New" fo:font-size="8pt" officeooo:rsid="001b244d" officeooo:paragraph-rsid="001b244d" style:font-size-asian="8pt" style:font-size-complex="8pt"/>
    </style:style>
    <style:style style:name="P3" style:family="paragraph" style:parent-style-name="Preformatted_20_Text">
      <style:paragraph-properties fo:background-color="#94bd5e">
        <style:background-image/>
      </style:paragraph-properties>
      <style:text-properties style:font-name="Courier New" fo:font-size="8pt" officeooo:rsid="001b244d" officeooo:paragraph-rsid="0020576c" style:font-size-asian="8pt" style:font-size-complex="8pt"/>
    </style:style>
    <style:style style:name="P4" style:family="paragraph" style:parent-style-name="Preformatted_20_Text">
      <style:paragraph-properties fo:background-color="#94bd5e">
        <style:background-image/>
      </style:paragraph-properties>
      <style:text-properties style:font-name="Courier New" fo:font-size="8pt" officeooo:rsid="001b244d" officeooo:paragraph-rsid="00222c81" style:font-size-asian="8pt" style:font-size-complex="8pt"/>
    </style:style>
    <style:style style:name="P5" style:family="paragraph" style:parent-style-name="Preformatted_20_Text">
      <style:paragraph-properties fo:background-color="#94bd5e">
        <style:background-image/>
      </style:paragraph-properties>
      <style:text-properties style:font-name="Courier New" fo:font-size="8pt" officeooo:rsid="001b244d" officeooo:paragraph-rsid="0023a15e" style:font-size-asian="8pt" style:font-size-complex="8pt"/>
    </style:style>
    <style:style style:name="P6" style:family="paragraph" style:parent-style-name="Preformatted_20_Text">
      <style:paragraph-properties fo:background-color="#94bd5e">
        <style:background-image/>
      </style:paragraph-properties>
      <style:text-properties style:font-name="Courier New" fo:font-size="8pt" officeooo:rsid="001b244d" officeooo:paragraph-rsid="00283435" style:font-size-asian="8pt" style:font-size-complex="8pt"/>
    </style:style>
    <style:style style:name="P7" style:family="paragraph" style:parent-style-name="Preformatted_20_Text">
      <style:paragraph-properties fo:background-color="#94bd5e">
        <style:background-image/>
      </style:paragraph-properties>
      <style:text-properties style:font-name="Courier New" fo:font-size="8pt" officeooo:rsid="001b244d" officeooo:paragraph-rsid="00291836" style:font-size-asian="8pt" style:font-size-complex="8pt"/>
    </style:style>
    <style:style style:name="P8" style:family="paragraph" style:parent-style-name="Preformatted_20_Text">
      <style:paragraph-properties fo:background-color="#94bd5e">
        <style:background-image/>
      </style:paragraph-properties>
      <style:text-properties style:font-name="Courier New" fo:font-size="8pt" officeooo:rsid="001b244d" officeooo:paragraph-rsid="002a8297" style:font-size-asian="8pt" style:font-size-complex="8pt"/>
    </style:style>
    <style:style style:name="P9" style:family="paragraph" style:parent-style-name="Preformatted_20_Text">
      <style:paragraph-properties fo:background-color="#94bd5e">
        <style:background-image/>
      </style:paragraph-properties>
      <style:text-properties style:font-name="Courier New" fo:font-size="8pt" officeooo:rsid="001b244d" officeooo:paragraph-rsid="00306c59" style:font-size-asian="8pt" style:font-size-complex="8pt"/>
    </style:style>
    <style:style style:name="P10" style:family="paragraph" style:parent-style-name="Preformatted_20_Text">
      <style:paragraph-properties fo:break-before="page" fo:background-color="#94bd5e">
        <style:background-image/>
      </style:paragraph-properties>
      <style:text-properties style:font-name="Courier New" fo:font-size="8pt" officeooo:rsid="001b244d" officeooo:paragraph-rsid="001b244d" style:font-size-asian="8pt" style:font-size-complex="8pt"/>
    </style:style>
    <style:style style:name="P11" style:family="paragraph" style:parent-style-name="Preformatted_20_Text">
      <style:paragraph-properties fo:break-before="page" fo:background-color="#94bd5e">
        <style:background-image/>
      </style:paragraph-properties>
      <style:text-properties style:font-name="Courier New" fo:font-size="8pt" officeooo:rsid="001b244d" officeooo:paragraph-rsid="00291836" style:font-size-asian="8pt" style:font-size-complex="8pt"/>
    </style:style>
    <style:style style:name="P12" style:family="paragraph" style:parent-style-name="Preformatted_20_Text">
      <style:paragraph-properties fo:break-before="page" fo:background-color="#94bd5e">
        <style:background-image/>
      </style:paragraph-properties>
      <style:text-properties style:font-name="Courier New" fo:font-size="8pt" officeooo:rsid="001b244d" officeooo:paragraph-rsid="002a8297" style:font-size-asian="8pt" style:font-size-complex="8pt"/>
    </style:style>
    <style:style style:name="P13" style:family="paragraph" style:parent-style-name="Preformatted_20_Text">
      <style:paragraph-properties fo:background-color="transparent">
        <style:background-image/>
      </style:paragraph-properties>
      <style:text-properties style:font-name="Courier New" fo:font-size="8pt" officeooo:rsid="001b244d" officeooo:paragraph-rsid="001b244d" fo:background-color="#94bd5e" style:font-size-asian="8pt" style:font-size-complex="8pt"/>
    </style:style>
    <style:style style:name="P14" style:family="paragraph" style:parent-style-name="Preformatted_20_Text">
      <style:paragraph-properties fo:background-color="transparent">
        <style:background-image/>
      </style:paragraph-properties>
      <style:text-properties style:font-name="Courier New" fo:font-size="8pt" officeooo:rsid="001b244d" officeooo:paragraph-rsid="00291836" fo:background-color="#94bd5e" style:font-size-asian="8pt" style:font-size-complex="8pt"/>
    </style:style>
    <style:style style:name="P15" style:family="paragraph" style:parent-style-name="Preformatted_20_Text">
      <style:paragraph-properties fo:background-color="transparent">
        <style:background-image/>
      </style:paragraph-properties>
      <style:text-properties style:font-name="Courier New" fo:font-size="8pt" officeooo:rsid="001ee174" officeooo:paragraph-rsid="001ee174" fo:background-color="#94bd5e" style:font-size-asian="8pt" style:font-size-complex="8pt"/>
    </style:style>
    <style:style style:name="P16" style:family="paragraph" style:parent-style-name="Preformatted_20_Text">
      <style:paragraph-properties fo:background-color="transparent">
        <style:background-image/>
      </style:paragraph-properties>
      <style:text-properties style:font-name="Courier New" fo:font-size="8pt" officeooo:rsid="001b244d" officeooo:paragraph-rsid="001b244d" style:font-size-asian="8pt" style:font-size-complex="8pt"/>
    </style:style>
    <style:style style:name="P17" style:family="paragraph" style:parent-style-name="Preformatted_20_Text">
      <style:paragraph-properties fo:background-color="transparent">
        <style:background-image/>
      </style:paragraph-properties>
      <style:text-properties style:font-name="Courier New" fo:font-size="8pt" officeooo:rsid="001b244d" officeooo:paragraph-rsid="00283435" style:font-size-asian="8pt" style:font-size-complex="8pt"/>
    </style:style>
    <style:style style:name="P18" style:family="paragraph" style:parent-style-name="Preformatted_20_Text" style:master-page-name="">
      <style:paragraph-properties fo:margin-left="0cm" fo:margin-right="0cm" fo:margin-top="0cm" fo:margin-bottom="0cm" loext:contextual-spacing="false" fo:text-indent="0cm" style:auto-text-indent="false" style:page-number="auto" fo:background-color="transparent">
        <style:background-image/>
      </style:paragraph-properties>
      <style:text-properties style:font-name="Courier New" fo:font-size="8pt" officeooo:rsid="001b244d" officeooo:paragraph-rsid="002a8297" fo:background-color="#94bd5e" style:font-size-asian="8pt" style:font-size-complex="8pt"/>
    </style:style>
    <style:style style:name="T1" style:family="text">
      <style:text-properties officeooo:rsid="001ee174" fo:background-color="#94bd5e" loext:char-shading-value="0"/>
    </style:style>
    <style:style style:name="T2" style:family="text">
      <style:text-properties fo:background-color="#e6ff00" loext:char-shading-value="0"/>
    </style:style>
    <style:style style:name="T3" style:family="text">
      <style:text-properties officeooo:rsid="001ee174" fo:background-color="#e6ff00" loext:char-shading-value="0"/>
    </style:style>
    <style:style style:name="T4" style:family="text">
      <style:text-properties officeooo:rsid="0020576c" fo:background-color="#e6ff00" loext:char-shading-value="0"/>
    </style:style>
    <style:style style:name="T5" style:family="text">
      <style:text-properties officeooo:rsid="00276606" fo:background-color="#e6ff00" loext:char-shading-value="0"/>
    </style:style>
    <style:style style:name="T6" style:family="text">
      <style:text-properties fo:background-color="#ff950e" loext:char-shading-value="0"/>
    </style:style>
    <style:style style:name="T7" style:family="text">
      <style:text-properties officeooo:rsid="00291836" fo:background-color="#ff950e" loext:char-shading-value="0"/>
    </style:style>
    <style:style style:name="T8" style:family="text">
      <style:text-properties officeooo:rsid="002d6cc7" fo:background-color="#ff950e" loext:char-shading-value="0"/>
    </style:style>
    <style:style style:name="T9" style:family="text">
      <style:text-properties officeooo:rsid="002ec116" fo:background-color="#ff950e" loext:char-shading-value="0"/>
    </style:style>
    <style:style style:name="T10" style:family="text">
      <style:text-properties officeooo:rsid="002f2369" fo:background-color="#ff950e" loext:char-shading-value="0"/>
    </style:style>
    <style:style style:name="T11" style:family="text">
      <style:text-properties officeooo:rsid="00306c59" fo:background-color="#ff950e" loext:char-shading-value="0"/>
    </style:style>
    <style:style style:name="T12" style:family="text">
      <style:text-properties officeooo:rsid="003142b4" fo:background-color="#ff950e" loext:char-shading-value="0"/>
    </style:style>
    <style:style style:name="T13" style:family="text">
      <style:text-properties officeooo:rsid="00316693" fo:background-color="#ff950e" loext:char-shading-value="0"/>
    </style:style>
    <style:style style:name="T14" style:family="text">
      <style:text-properties style:font-name="Courier New" officeooo:rsid="001b244d"/>
    </style:style>
    <style:style style:name="T15" style:family="text">
      <style:text-properties style:font-name="Courier New" fo:font-size="8pt" officeooo:rsid="001b244d" style:font-size-asian="8pt" style:font-size-complex="8pt"/>
    </style:style>
    <style:style style:name="T16" style:family="text">
      <style:text-properties fo:background-color="#ff420e" loext:char-shading-value="0"/>
    </style:style>
    <style:style style:name="T17" style:family="text">
      <style:text-properties officeooo:rsid="00222c81" fo:background-color="#ff420e" loext:char-shading-value="0"/>
    </style:style>
    <style:style style:name="T18" style:family="text">
      <style:text-properties officeooo:rsid="00291836" fo:background-color="#ff420e" loext:char-shading-value="0"/>
    </style:style>
    <style:style style:name="T19" style:family="text">
      <style:text-properties officeooo:rsid="002c9ace" fo:background-color="#ff420e" loext:char-shading-value="0"/>
    </style:style>
    <style:style style:name="T20" style:family="text">
      <style:text-properties officeooo:rsid="002f2369" fo:background-color="#ff420e" loext:char-shading-value="0"/>
    </style:style>
    <style:style style:name="T21" style:family="text">
      <style:text-properties officeooo:rsid="00306c59" fo:background-color="#ff420e" loext:char-shading-value="0"/>
    </style:style>
    <style:style style:name="T22" style:family="text">
      <style:text-properties fo:background-color="transparent" loext:char-shading-value="0"/>
    </style:style>
    <style:style style:name="T23" style:family="text">
      <style:text-properties officeooo:rsid="00222b8d" fo:background-color="transparent" loext:char-shading-value="0"/>
    </style:style>
    <style:style style:name="T24" style:family="text">
      <style:text-properties officeooo:rsid="00276606"/>
    </style:style>
    <style:style style:name="T25" style:family="text">
      <style:text-properties fo:background-color="#ffffff" loext:char-shading-value="0"/>
    </style:style>
    <style:style style:name="T26" style:family="text">
      <style:text-properties officeooo:rsid="00291836"/>
    </style:style>
    <style:style style:name="T27" style:family="text">
      <style:text-properties officeooo:rsid="00291836" fo:background-color="#00dcff" loext:char-shading-value="0"/>
    </style:style>
    <style:style style:name="T28" style:family="text">
      <style:text-properties officeooo:rsid="002c9ace" fo:background-color="#00dcff" loext:char-shading-value="0"/>
    </style:style>
    <style:style style:name="T29" style:family="text">
      <style:text-properties officeooo:rsid="002d6cc7" fo:background-color="#00dcff" loext:char-shading-value="0"/>
    </style:style>
    <style:style style:name="T30" style:family="text">
      <style:text-properties officeooo:rsid="002ec116" fo:background-color="#00dcff" loext:char-shading-value="0"/>
    </style:style>
    <style:style style:name="T31" style:family="text">
      <style:text-properties officeooo:rsid="002f2369" fo:background-color="#00dcff" loext:char-shading-value="0"/>
    </style:style>
    <style:style style:name="T32" style:family="text">
      <style:text-properties fo:color="#00dcff" officeooo:rsid="00291836" fo:background-color="#ff420e" loext:char-shading-value="0"/>
    </style:style>
    <style:style style:name="T33" style:family="text">
      <style:text-properties style:use-window-font-color="true" officeooo:rsid="00291836" fo:background-color="#ff420e" loext:char-shading-value="0"/>
    </style:style>
    <style:style style:name="T34" style:family="text">
      <style:text-properties style:use-window-font-color="true" officeooo:rsid="00291836" fo:background-color="#00dcff" loext:char-shading-value="0"/>
    </style:style>
    <style:style style:name="T35" style:family="text">
      <style:text-properties officeooo:rsid="002f2369" fo:background-color="#ff3366" loext:char-shading-value="0"/>
    </style:style>
    <style:style style:name="T36" style:family="text">
      <style:text-properties officeooo:rsid="003142b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+---------------------------------------------------------------------------------------------+ </text:p>
      <text:p text:style-name="P14">| &lt;<text:span text:style-name="T36">header </text:span>id="cyHeader" class="cyGrid-1"&gt; <text:s text:c="52"/>| </text:p>
      <text:p text:style-name="P13">| <text:span text:style-name="T2">+-----------------------------------------------------------------------------------------+</text:span> | </text:p>
      <text:p text:style-name="P18">| <text:span text:style-name="T2">| &lt;div class="cyGrid-2"&gt; <text:s text:c="65"/>|</text:span> | </text:p>
      <text:p text:style-name="P13">| <text:span text:style-name="T2">| </text:span><text:span text:style-name="T6">+-------------------------------------------------------------------------------------+</text:span><text:span text:style-name="T2"> |</text:span> | </text:p>
      <text:p text:style-name="P13">| <text:span text:style-name="T2">| </text:span><text:span text:style-name="T6">| &lt;div id="cySiteTitle" class="cyGrid-3"&gt; <text:s text:c="44"/>|</text:span><text:span text:style-name="T2"> |</text:span> | </text:p>
      <text:p text:style-name="P13">| <text:span text:style-name="T2">| </text:span><text:span text:style-name="T6">| &lt;h1&gt; <text:s text:c="79"/>|</text:span><text:span text:style-name="T2"> |</text:span> | </text:p>
      <text:p text:style-name="P13">| <text:span text:style-name="T2">| </text:span><text:span text:style-name="T6">+-------------------------------------------------------------------------------------+</text:span><text:span text:style-name="T2"> |</text:span> | </text:p>
      <text:p text:style-name="P13">| <text:span text:style-name="T2">+-----------------------------------------------------------------------------------------+</text:span> | </text:p>
      <text:p text:style-name="P15">| <text:s text:c="92"/>| </text:p>
      <text:p text:style-name="P13">| <text:span text:style-name="T2">+-----------------------------------------------------------------------------------------+</text:span> | </text:p>
      <text:p text:style-name="P13">| <text:span text:style-name="T2">| &lt;div class="cyGrid-2"&gt; <text:s text:c="65"/>|</text:span> | </text:p>
      <text:p text:style-name="P13">| <text:span text:style-name="T2">| </text:span><text:span text:style-name="T6">+-------------------------------------------------------------------------------------+</text:span><text:span text:style-name="T2"> |</text:span> | </text:p>
      <text:p text:style-name="P13">| <text:span text:style-name="T2">| </text:span><text:span text:style-name="T6">| &lt;div id="cySiteDescription" class="cyGrid-3"&gt; <text:s text:c="38"/>|</text:span><text:span text:style-name="T2"> |</text:span> | </text:p>
      <text:p text:style-name="P13">| <text:span text:style-name="T2">| </text:span><text:span text:style-name="T6">| &lt;p&gt; <text:s text:c="80"/>|</text:span><text:span text:style-name="T2"> |</text:span> | </text:p>
      <text:p text:style-name="P13">| <text:span text:style-name="T2">| </text:span><text:span text:style-name="T6">+-------------------------------------------------------------------------------------+</text:span><text:span text:style-name="T2"> |</text:span> | </text:p>
      <text:p text:style-name="P13">| <text:span text:style-name="T2">+-----------------------------------------------------------------------------------------+</text:span> | </text:p>
      <text:p text:style-name="P13">+---------------------------------------------------------------------------------------------+ </text:p>
      <text:p text:style-name="P16"/>
      <text:p text:style-name="P10">+---------------------------------------------------------------------------------------------+ </text:p>
      <text:p text:style-name="P2">| &lt;div <text:s/>id="cyMain" class="cyGrid-1"&gt; <text:s text:c="56"/>| </text:p>
      <text:p text:style-name="P2">| <text:span text:style-name="T2">+-----------------------------------------------------------------------------------------+</text:span> | </text:p>
      <text:p text:style-name="P2">| <text:span text:style-name="T2">| &lt;div class="cyGrid-2"&gt; <text:s text:c="65"/>|</text:span> | </text:p>
      <text:p text:style-name="P2">| <text:span text:style-name="T2">| </text:span><text:span text:style-name="T6">+-------------------------------------------------------------------------------------+</text:span><text:span text:style-name="T2"> |</text:span> | </text:p>
      <text:p text:style-name="P2">| <text:span text:style-name="T2">| </text:span><text:span text:style-name="T6">| &lt;</text:span><text:span text:style-name="T10">nav </text:span><text:span text:style-name="T13">i</text:span><text:span text:style-name="T6">d="cyMainMenu" class="cyGrid-3 cyOrder-1"&gt; <text:s text:c="35"/>|</text:span><text:span text:style-name="T2"> |</text:span> | </text:p>
      <text:p text:style-name="P2">| <text:span text:style-name="T2">| </text:span><text:span text:style-name="T6">| &lt;h2&gt; <text:s text:c="79"/>|</text:span><text:span text:style-name="T2"> |</text:span> | </text:p>
      <text:p text:style-name="P2">| <text:span text:style-name="T2">| </text:span><text:span text:style-name="T6">| &lt;ul&gt; <text:s text:c="79"/>|</text:span><text:span text:style-name="T2"> |</text:span> | </text:p>
      <text:p text:style-name="P2">| <text:span text:style-name="T2">| </text:span><text:span text:style-name="T6">| &lt;h2&gt; <text:s text:c="79"/>|</text:span><text:span text:style-name="T2"> |</text:span> | </text:p>
      <text:p text:style-name="P2">| <text:span text:style-name="T2">| </text:span><text:span text:style-name="T6">| &lt;ul&gt; <text:s text:c="79"/>|</text:span><text:span text:style-name="T2"> |</text:span> | </text:p>
      <text:p text:style-name="P2">| <text:span text:style-name="T2">| </text:span><text:span text:style-name="T6">| &lt;h2&gt; <text:s text:c="79"/>|</text:span><text:span text:style-name="T2"> |</text:span> | </text:p>
      <text:p text:style-name="P2">| <text:span text:style-name="T2">| </text:span><text:span text:style-name="T6">| &lt;ul&gt; <text:s text:c="79"/>|</text:span><text:span text:style-name="T2"> |</text:span> | </text:p>
      <text:p text:style-name="P2">| <text:span text:style-name="T2">| </text:span><text:span text:style-name="T6">+-------------------------------------------------------------------------------------+</text:span><text:span text:style-name="T2"> |</text:span> | </text:p>
      <text:p text:style-name="P3"><text:span text:style-name="T1">| </text:span><text:span text:style-name="T4">|</text:span><text:span text:style-name="T3"> <text:s text:c="88"/></text:span><text:span text:style-name="T4">|</text:span><text:span text:style-name="T1"> | </text:span></text:p>
      <text:p text:style-name="P3">| <text:span text:style-name="T2">| </text:span><text:span text:style-name="T6">+-------------------------------------------------------------------------------------+</text:span><text:span text:style-name="T2"> |</text:span> | </text:p>
      <text:p text:style-name="P9">| <text:span text:style-name="T2">| </text:span><text:span text:style-name="T6">| &lt;</text:span><text:span text:style-name="T10">section </text:span><text:span text:style-name="T6">id="cyMainContent" class="cyGrid-3 cyOrder-2"&gt; <text:s text:c="28"/>|</text:span><text:span text:style-name="T2"> |</text:span> | </text:p>
      <text:p text:style-name="P9">| <text:span text:style-name="T2">| </text:span><text:span text:style-name="T6">| &lt;</text:span><text:span text:style-name="T11">h2</text:span><text:span text:style-name="T6">&gt; <text:s text:c="79"/>|</text:span><text:span text:style-name="T2"> |</text:span> | </text:p>
      <text:p text:style-name="P9">| <text:span text:style-name="T2">| </text:span><text:span text:style-name="T6">| </text:span><text:span text:style-name="T16">+---------------------------------------------------------------------------------+</text:span><text:span text:style-name="T6"> |</text:span><text:span text:style-name="T2"> |</text:span> | </text:p>
      <text:p text:style-name="P4">| <text:span text:style-name="T2">| </text:span><text:span text:style-name="T6">| </text:span><text:span text:style-name="T16">| &lt;</text:span><text:span text:style-name="T20">article </text:span><text:span text:style-name="T16">id="cy99</text:span><text:span text:style-name="T17">9</text:span><text:span text:style-name="T16">" class="cyPost cycyPostCommentOdd cyPageCommentFirst"&gt; <text:s text:c="6"/>|</text:span><text:span text:style-name="T6"> |</text:span><text:span text:style-name="T2"> |</text:span> | </text:p>
      <text:p text:style-name="P4">| <text:span text:style-name="T2">| </text:span><text:span text:style-name="T6">| </text:span><text:span text:style-name="T16">| &lt;h</text:span><text:span text:style-name="T21">3</text:span><text:span text:style-name="T16">&gt; <text:s text:c="75"/>|</text:span><text:span text:style-name="T6"> |</text:span><text:span text:style-name="T2"> |</text:span> | </text:p>
      <text:p text:style-name="P4">| <text:span text:style-name="T2">| </text:span><text:span text:style-name="T6">| </text:span><text:span text:style-name="T16">| +-----------------------------------------------------------------------------+ |</text:span><text:span text:style-name="T6"> |</text:span><text:span text:style-name="T2"> |</text:span> | </text:p>
      <text:p text:style-name="P4">| <text:span text:style-name="T2">| </text:span><text:span text:style-name="T6">| </text:span><text:span text:style-name="T16">| | div class="cyPostContent" <text:s text:c="50"/>| |</text:span><text:span text:style-name="T6"> |</text:span><text:span text:style-name="T2"> |</text:span> | </text:p>
      <text:p text:style-name="P4">| <text:span text:style-name="T2">| </text:span><text:span text:style-name="T6">| </text:span><text:span text:style-name="T16">| | +-------------------------------------------------------------------------+ | |</text:span><text:span text:style-name="T6"> |</text:span><text:span text:style-name="T2"> |</text:span> | </text:p>
      <text:p text:style-name="P4">| <text:span text:style-name="T2">| </text:span><text:span text:style-name="T6">| </text:span><text:span text:style-name="T16">| | | div class="cyPictureLandscape" <text:s text:c="41"/>| | |</text:span><text:span text:style-name="T6"> |</text:span><text:span text:style-name="T2"> |</text:span> | </text:p>
      <text:p text:style-name="P4">| <text:span text:style-name="T2">| </text:span><text:span text:style-name="T6">| </text:span><text:span text:style-name="T16">| | +-------------------------------------------------------------------------+ | |</text:span><text:span text:style-name="T6"> |</text:span><text:span text:style-name="T2"> |</text:span> | </text:p>
      <text:p text:style-name="P4">| <text:span text:style-name="T2">| </text:span><text:span text:style-name="T6">| </text:span><text:span text:style-name="T16">| | &lt;p&gt; <text:s text:c="72"/>| |</text:span><text:span text:style-name="T6"> |</text:span><text:span text:style-name="T2"> |</text:span> | </text:p>
      <text:p text:style-name="P4">| <text:span text:style-name="T2">| </text:span><text:span text:style-name="T6">| </text:span><text:span text:style-name="T16">| | &lt;p&gt; <text:s text:c="72"/>| |</text:span><text:span text:style-name="T6"> |</text:span><text:span text:style-name="T2"> |</text:span> | </text:p>
      <text:p text:style-name="P4">| <text:span text:style-name="T2">| </text:span><text:span text:style-name="T6">| </text:span><text:span text:style-name="T16">| | &lt;p&gt; <text:s text:c="72"/>| |</text:span><text:span text:style-name="T6"> |</text:span><text:span text:style-name="T2"> |</text:span> | </text:p>
      <text:p text:style-name="P4">| <text:span text:style-name="T2">| </text:span><text:span text:style-name="T6">| </text:span><text:span text:style-name="T16">| | &lt;p&gt; <text:s text:c="72"/>| |</text:span><text:span text:style-name="T6"> |</text:span><text:span text:style-name="T2"> |</text:span> | </text:p>
      <text:p text:style-name="P4">| <text:span text:style-name="T2">| </text:span><text:span text:style-name="T6">| </text:span><text:span text:style-name="T16">| +-----------------------------------------------------------------------------+ |</text:span><text:span text:style-name="T6"> |</text:span><text:span text:style-name="T2"> |</text:span> | </text:p>
      <text:p text:style-name="P4">| <text:span text:style-name="T2">| </text:span><text:span text:style-name="T6">| </text:span><text:span text:style-name="T16">| &lt;p&gt; <text:s text:c="76"/>|</text:span><text:span text:style-name="T6"> |</text:span><text:span text:style-name="T2"> |</text:span> | </text:p>
      <text:p text:style-name="P4">| <text:span text:style-name="T2">| </text:span><text:span text:style-name="T6">| </text:span><text:span text:style-name="T16">+---------------------------------------------------------------------------------+</text:span><text:span text:style-name="T6"> |</text:span><text:span text:style-name="T2"> |</text:span> | </text:p>
      <text:p text:style-name="P4">| <text:span text:style-name="T2">| </text:span><text:span text:style-name="T6">| <text:s text:c="84"/>|</text:span><text:span text:style-name="T2"> |</text:span><text:span text:style-name="T22"> </text:span><text:span text:style-name="T23">|</text:span></text:p>
      <text:p text:style-name="P7">| <text:span text:style-name="T2">| </text:span><text:span text:style-name="T6">| </text:span><text:span text:style-name="T16">+---------------------------------------------------------------------------------+</text:span><text:span text:style-name="T6"> |</text:span><text:span text:style-name="T2"> |</text:span> | </text:p>
      <text:p text:style-name="P7">| <text:span text:style-name="T2">| </text:span><text:span text:style-name="T6">| </text:span><text:span text:style-name="T16">| &lt;</text:span><text:span text:style-name="T20">article </text:span><text:span text:style-name="T16">id="cy99</text:span><text:span text:style-name="T18">8</text:span><text:span text:style-name="T16">" class="cyPost cycyPostCommentOdd cyPageCommentFirst"&gt; <text:s text:c="6"/>|</text:span><text:span text:style-name="T6"> |</text:span><text:span text:style-name="T2"> |</text:span> | </text:p>
      <text:p text:style-name="P7">| <text:span text:style-name="T2">| </text:span><text:span text:style-name="T6">| </text:span><text:span text:style-name="T16">| &lt;h</text:span><text:span text:style-name="T21">3</text:span><text:span text:style-name="T16">&gt; <text:s text:c="75"/>|</text:span><text:span text:style-name="T6"> |</text:span><text:span text:style-name="T2"> |</text:span> | </text:p>
      <text:p text:style-name="P7">| <text:span text:style-name="T2">| </text:span><text:span text:style-name="T6">| </text:span><text:span text:style-name="T16">| +-----------------------------------------------------------------------------+ |</text:span><text:span text:style-name="T6"> |</text:span><text:span text:style-name="T2"> |</text:span> | </text:p>
      <text:p text:style-name="P7">| <text:span text:style-name="T2">| </text:span><text:span text:style-name="T6">| </text:span><text:span text:style-name="T16">| | div class="cyPostContent" <text:s text:c="50"/>| |</text:span><text:span text:style-name="T6"> |</text:span><text:span text:style-name="T2"> |</text:span> | </text:p>
      <text:p text:style-name="P7">| <text:span text:style-name="T2">| </text:span><text:span text:style-name="T6">| </text:span><text:span text:style-name="T16">| | +-------------------------------------------------------------------------+ | |</text:span><text:span text:style-name="T6"> |</text:span><text:span text:style-name="T2"> |</text:span> | </text:p>
      <text:p text:style-name="P7">| <text:span text:style-name="T2">| </text:span><text:span text:style-name="T6">| </text:span><text:span text:style-name="T16">| | | div class="cyPictureLandscape" <text:s text:c="41"/>| | |</text:span><text:span text:style-name="T6"> |</text:span><text:span text:style-name="T2"> |</text:span> | </text:p>
      <text:p text:style-name="P7">| <text:span text:style-name="T2">| </text:span><text:span text:style-name="T6">| </text:span><text:span text:style-name="T16">| | +-------------------------------------------------------------------------+ | |</text:span><text:span text:style-name="T6"> |</text:span><text:span text:style-name="T2"> |</text:span> | </text:p>
      <text:p text:style-name="P7">| <text:span text:style-name="T2">| </text:span><text:span text:style-name="T6">| </text:span><text:span text:style-name="T16">| | &lt;p&gt; <text:s text:c="72"/>| |</text:span><text:span text:style-name="T6"> |</text:span><text:span text:style-name="T2"> |</text:span> | </text:p>
      <text:p text:style-name="P7">| <text:span text:style-name="T2">| </text:span><text:span text:style-name="T6">| </text:span><text:span text:style-name="T16">| | &lt;p&gt; <text:s text:c="72"/>| |</text:span><text:span text:style-name="T6"> |</text:span><text:span text:style-name="T2"> |</text:span> | </text:p>
      <text:p text:style-name="P7">| <text:span text:style-name="T2">| </text:span><text:span text:style-name="T6">| </text:span><text:span text:style-name="T16">| | &lt;p&gt; <text:s text:c="72"/>| |</text:span><text:span text:style-name="T6"> |</text:span><text:span text:style-name="T2"> |</text:span> | </text:p>
      <text:p text:style-name="P7">| <text:span text:style-name="T2">| </text:span><text:span text:style-name="T6">| </text:span><text:span text:style-name="T16">| | &lt;p&gt; <text:s text:c="72"/>| |</text:span><text:span text:style-name="T6"> |</text:span><text:span text:style-name="T2"> |</text:span> | </text:p>
      <text:p text:style-name="P7">| <text:span text:style-name="T2">| </text:span><text:span text:style-name="T6">| </text:span><text:span text:style-name="T16">| +-----------------------------------------------------------------------------+ |</text:span><text:span text:style-name="T6"> |</text:span><text:span text:style-name="T2"> |</text:span> | </text:p>
      <text:p text:style-name="P7">| <text:span text:style-name="T2">| </text:span><text:span text:style-name="T6">| </text:span><text:span text:style-name="T16">| &lt;p&gt; <text:s text:c="76"/>|</text:span><text:span text:style-name="T6"> |</text:span><text:span text:style-name="T2"> |</text:span> | </text:p>
      <text:p text:style-name="P7">| <text:span text:style-name="T2">| </text:span><text:span text:style-name="T6">| </text:span><text:span text:style-name="T16">+---------------------------------------------------------------------------------+</text:span><text:span text:style-name="T6"> |</text:span><text:span text:style-name="T2"> |</text:span> | </text:p>
      <text:p text:style-name="P7">| <text:span text:style-name="T2">| </text:span><text:span text:style-name="T6">| <text:s text:c="84"/>|</text:span><text:span text:style-name="T2"> |</text:span><text:span text:style-name="T22"> </text:span><text:span text:style-name="T23">|</text:span></text:p>
      <text:p text:style-name="P5">| <text:span text:style-name="T2">| </text:span><text:span text:style-name="T6">| </text:span><text:span text:style-name="T16">+---------------------------------------------------------------------------------+</text:span><text:span text:style-name="T6"> |</text:span><text:span text:style-name="T2"> |</text:span> | </text:p>
      <text:p text:style-name="P2">| <text:span text:style-name="T2">| </text:span><text:span text:style-name="T6">| </text:span><text:span text:style-name="T16">| &lt;</text:span><text:span text:style-name="T20">nav </text:span><text:span text:style-name="T16">id="cyPagination"&gt; <text:s text:c="56"/>|</text:span><text:span text:style-name="T6"> |</text:span><text:span text:style-name="T2"> |</text:span> | </text:p>
      <text:p text:style-name="P2">| <text:span text:style-name="T2">| </text:span><text:span text:style-name="T6">| </text:span><text:span text:style-name="T16">| &lt;ul&gt; <text:s text:c="75"/>|</text:span><text:span text:style-name="T6"> |</text:span><text:span text:style-name="T2"> |</text:span> | </text:p>
      <text:p text:style-name="P2">| <text:span text:style-name="T2">| </text:span><text:span text:style-name="T6">| </text:span><text:span text:style-name="T16">+---------------------------------------------------------------------------------+</text:span><text:span text:style-name="T6"> |</text:span><text:span text:style-name="T2"> |</text:span> | </text:p>
      <text:p text:style-name="P5">| <text:span text:style-name="T2">| </text:span><text:span text:style-name="T6">| <text:s text:c="84"/>|</text:span><text:span text:style-name="T2"> |</text:span><text:span text:style-name="T22"> </text:span><text:span text:style-name="T23">|</text:span></text:p>
      <text:p text:style-name="P5">| <text:span text:style-name="T2">| </text:span><text:span text:style-name="T6">| </text:span><text:span text:style-name="T16">+---------------------------------------------------------------------------------+</text:span><text:span text:style-name="T6"> |</text:span><text:span text:style-name="T2"> |</text:span> | </text:p>
      <text:p text:style-name="P2">| <text:span text:style-name="T2">| </text:span><text:span text:style-name="T6">| </text:span><text:span text:style-name="T16">| &lt;</text:span><text:span text:style-name="T20">nav </text:span><text:span text:style-name="T16">id="cyPageCounter"&gt; <text:s text:c="55"/>|</text:span><text:span text:style-name="T6"> |</text:span><text:span text:style-name="T2"> |</text:span> | </text:p>
      <text:p text:style-name="P2">| <text:span text:style-name="T2">| </text:span><text:span text:style-name="T6">| </text:span><text:span text:style-name="T16">+---------------------------------------------------------------------------------+</text:span><text:span text:style-name="T6"> |</text:span><text:span text:style-name="T2"> |</text:span> | </text:p>
      <text:p text:style-name="P2">| <text:span text:style-name="T2">| </text:span><text:span text:style-name="T6">+-------------------------------------------------------------------------------------+</text:span><text:span text:style-name="T2"> |</text:span> | </text:p>
      <text:p text:style-name="P2">| <text:span text:style-name="T2">+-----------------------------------------------------------------------------------------+</text:span> | </text:p>
      <text:p text:style-name="P2">+---------------------------------------------------------------------------------------------+ </text:p>
      <text:p text:style-name="P12">+---------------------------------------------------------------------------------------------+ </text:p>
      <text:p text:style-name="P8">| &lt;div id="cyMenuBottom" class="cyGrid-1"&gt; <text:s text:c="51"/>| </text:p>
      <text:p text:style-name="P2">| <text:span text:style-name="T2">+-----------------------------------------------------------------------------------------+</text:span> | </text:p>
      <text:p text:style-name="P2">| <text:span text:style-name="T2">| &lt;div class="cyGrid-2"&gt; <text:s text:c="65"/>|</text:span> | </text:p>
      <text:p text:style-name="P2">| <text:span text:style-name="T2">| </text:span><text:span text:style-name="T6">+-------------------------------------------------------------------------------------+</text:span><text:span text:style-name="T2"> |</text:span> | </text:p>
      <text:p text:style-name="P8">| <text:span text:style-name="T2">| </text:span><text:span text:style-name="T6">| div class="cyGrid-3 cyOrder-1" <text:s text:c="53"/>|</text:span><text:span text:style-name="T2"> |</text:span> | </text:p>
      <text:p text:style-name="P2">| <text:span text:style-name="T2">| </text:span><text:span text:style-name="T6">+-------------------------------------------------------------------------------------+</text:span><text:span text:style-name="T2"> |</text:span> | </text:p>
      <text:p text:style-name="P2"><text:span text:style-name="T24">| </text:span><text:span text:style-name="T5">|</text:span><text:span text:style-name="T2"> <text:s text:c="88"/></text:span><text:span text:style-name="T5">|</text:span><text:span text:style-name="T24"> |</text:span></text:p>
      <text:p text:style-name="P2">| <text:span text:style-name="T2">| </text:span><text:span text:style-name="T6">+-------------------------------------------------------------------------------------+</text:span><text:span text:style-name="T2"> |</text:span> | </text:p>
      <text:p text:style-name="P8">| <text:span text:style-name="T2">| </text:span><text:span text:style-name="T6">| &lt;</text:span><text:span text:style-name="T12">nav </text:span><text:span text:style-name="T6">class="cyGrid-3 cyOrder-2"&gt; <text:s text:c="51"/>|</text:span><text:span text:style-name="T2"> |</text:span> | </text:p>
      <text:p text:style-name="P8">| <text:span text:style-name="T2">| </text:span><text:span text:style-name="T6">| &lt;h2&gt; <text:s text:c="79"/>|</text:span><text:span text:style-name="T2"> |</text:span> | </text:p>
      <text:p text:style-name="P8">| <text:span text:style-name="T2">| </text:span><text:span text:style-name="T6">| &lt;ul&gt; <text:s text:c="79"/>|</text:span><text:span text:style-name="T2"> |</text:span> | </text:p>
      <text:p text:style-name="P8">| <text:span text:style-name="T2">| </text:span><text:span text:style-name="T6">| &lt;h2&gt; <text:s text:c="79"/>|</text:span><text:span text:style-name="T2"> |</text:span> | </text:p>
      <text:p text:style-name="P8">| <text:span text:style-name="T2">| </text:span><text:span text:style-name="T6">| &lt;ul&gt; <text:s text:c="79"/>|</text:span><text:span text:style-name="T2"> |</text:span> | </text:p>
      <text:p text:style-name="P8">| <text:span text:style-name="T2">| </text:span><text:span text:style-name="T6">| &lt;h2&gt; <text:s text:c="79"/>|</text:span><text:span text:style-name="T2"> |</text:span> | </text:p>
      <text:p text:style-name="P8">| <text:span text:style-name="T2">| </text:span><text:span text:style-name="T6">| &lt;ul&gt; <text:s text:c="79"/>|</text:span><text:span text:style-name="T2"> |</text:span> | </text:p>
      <text:p text:style-name="P2">| <text:span text:style-name="T2">| </text:span><text:span text:style-name="T6">+-------------------------------------------------------------------------------------+</text:span><text:span text:style-name="T2"> |</text:span> | </text:p>
      <text:p text:style-name="P2">| <text:span text:style-name="T2">+-----------------------------------------------------------------------------------------+</text:span> | </text:p>
      <text:p text:style-name="P6">+---------------------------------------------------------------------------------------------+ </text:p>
      <text:p text:style-name="P17"/>
      <text:p text:style-name="P17"/>
      <text:p text:style-name="P12">+---------------------------------------------------------------------------------------------+ </text:p>
      <text:p text:style-name="P8">| &lt;div id="cyFooter" class="cyGrid-1"&gt; <text:s text:c="55"/>| </text:p>
      <text:p text:style-name="P2">| <text:span text:style-name="T2">+-----------------------------------------------------------------------------------------+</text:span> | </text:p>
      <text:p text:style-name="P2">| <text:span text:style-name="T2">| &lt;div class="cyGrid-2"&gt; <text:s text:c="65"/>|</text:span> | </text:p>
      <text:p text:style-name="P2">| <text:span text:style-name="T2">| </text:span><text:span text:style-name="T6">+-------------------------------------------------------------------------------------+</text:span><text:span text:style-name="T2"> |</text:span> | </text:p>
      <text:p text:style-name="P2">| <text:span text:style-name="T2">| </text:span><text:span text:style-name="T6">| &lt;</text:span><text:span text:style-name="T12">footer </text:span><text:span text:style-name="T6">class="cyGrid-3"&gt; <text:s text:c="58"/>|</text:span><text:span text:style-name="T2"> |</text:span> | </text:p>
      <text:p text:style-name="P2">| <text:span text:style-name="T2">| </text:span><text:span text:style-name="T6">| &lt;p <text:s/>id="cyHTMLCSSValidation"&gt; <text:s text:c="54"/>|</text:span><text:span text:style-name="T2"> |</text:span> | </text:p>
      <text:p text:style-name="P2">| <text:span text:style-name="T2">| </text:span><text:span text:style-name="T6">+-------------------------------------------------------------------------------------+</text:span><text:span text:style-name="T2"> |</text:span> | </text:p>
      <text:p text:style-name="P2">| <text:span text:style-name="T2">+-----------------------------------------------------------------------------------------+</text:span> | </text:p>
      <text:p text:style-name="P2">+---------------------------------------------------------------------------------------------+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.30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24T23:58:56.537000000</dc:date>
    <meta:editing-duration>PT3H46M55S</meta:editing-duration>
    <meta:editing-cycles>19</meta:editing-cycles>
    <meta:generator>LibreOffice/4.3.2.2$Windows_x86 LibreOffice_project/edfb5295ba211bd31ad47d0bad0118690f76407d</meta:generator>
    <meta:document-statistic meta:table-count="0" meta:image-count="0" meta:object-count="0" meta:page-count="4" meta:paragraph-count="107" meta:word-count="778" meta:character-count="10268" meta:non-whitespace-character-count="5676"/>
  </office:meta>
</office:document-meta>
</file>